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tac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ASO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10" office:value-type="string" calcext:value-type="string">
            <text:p>PRUEBAS AUTOMATIZADAS</text:p>
            <text:p>JUNIT</text:p>
          </table:table-cell>
          <table:table-cell table:style-name="ce10" office:value-type="string" calcext:value-type="string">
            <text:p>PRUEBAS DE INTERFAZ</text:p>
            <text:p>USUARI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3">
            <text:p>CASOS DE EQUIVALENCIA</text:p>
            <text:p>VÁLIDAS</text:p>
          </table:table-cell>
          <table:table-cell table:style-name="ce6" office:value-type="string" calcext:value-type="string">
            <text:p>SI EL POKEMON ESTÁ</text:p>
            <text:p>DORMIDO</text:p>
          </table:table-cell>
          <table:table-cell table:style-name="ce7" office:value-type="string" calcext:value-type="string">
            <text:p>Pokemon = Pinsir</text:p>
            <text:p>Movimiento = Tijera X</text:p>
            <text:p>Estado = Dormido</text:p>
          </table:table-cell>
          <table:table-cell table:style-name="ce7" office:value-type="string" calcext:value-type="string">
            <text:p>Se muestra el mensaje de </text:p>
            <text:p>Pokemon dormido</text:p>
          </table:table-cell>
          <table:table-cell table:style-name="ce7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SI EL POKEMON NO ESTÁ</text:p>
            <text:p>DORMIDO</text:p>
          </table:table-cell>
          <table:table-cell table:style-name="ce7" office:value-type="string" calcext:value-type="string">
            <text:p>Pokemon = Pinsir</text:p>
            <text:p>Movimiento = Tijera X</text:p>
            <text:p>Estado = Sano</text:p>
          </table:table-cell>
          <table:table-cell table:style-name="ce7" office:value-type="string" calcext:value-type="string">
            <text:p>El pokemon realiza el</text:p>
            <text:p>Ataque</text:p>
          </table:table-cell>
          <table:table-cell table:style-name="ce7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16"/>
        </table:table-row>
        <table:table-row table:style-name="ro4">
          <table:covered-table-cell/>
          <table:table-cell table:style-name="ce6" office:value-type="string" calcext:value-type="string">
            <text:p>COMPROBAR QUE EL </text:p>
            <text:p>NÚMERO DE TURNOS </text:p>
            <text:p>ESTA ENTRE 1 Y 5</text:p>
          </table:table-cell>
          <table:table-cell table:style-name="ce7" office:value-type="string" calcext:value-type="string">
            <text:p>Generar un número </text:p>
            <text:p>Aleatorio entre 1 y 5</text:p>
          </table:table-cell>
          <table:table-cell table:style-name="ce7"/>
          <table:table-cell table:style-name="ce9"/>
          <table:table-cell table:style-name="ce7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37:45.8313186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46:05.652325132</meta:creation-date>
    <meta:generator>LibreOffice/5.1.6.2$Linux_X86_64 LibreOffice_project/10m0$Build-2</meta:generator>
    <dc:date>2019-06-10T23:43:13.720681945</dc:date>
    <meta:editing-duration>PT15M52S</meta:editing-duration>
    <meta:editing-cycles>7</meta:editing-cycles>
    <meta:document-statistic meta:table-count="1" meta:cell-count="19" meta:object-count="0"/>
  </office:meta>
</office:document-meta>
</file>